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anstamp Heating etc control control codes</text:span> </text:p>
      <text:p text:style-name="Standard"/>
      <text:p text:style-name="P2">C0 </text:p>
      <text:p text:style-name="Standard"/>
      <text:p text:style-name="Standard">Sleep or reset? <text:s/>Not yet implemented.</text:p>
      <text:p text:style-name="Standard"/>
      <text:p text:style-name="Standard"/>
      <text:p text:style-name="P2">C1 Pn Hv [Ds]</text:p>
      <text:p text:style-name="Standard"/>
      <text:p text:style-name="Standard">Set output n to v. n = 0 is the MOSFET. <text:s/>Outputs 1 to 5 are on the 7 pin header, which goes: </text:p>
      <text:p text:style-name="Standard"/>
      <text:p text:style-name="Standard"><text:s/>+12v </text:p>
      <text:p text:style-name="Standard"><text:s/>Gnd </text:p>
      <text:p text:style-name="Standard"><text:s/>1 (Arduino D8) </text:p>
      <text:p text:style-name="Standard"><text:s/>2 (Arduino D9) - Not available in LED control mode </text:p>
      <text:p text:style-name="Standard"><text:s/>3 (Arduino A3 = D17) </text:p>
      <text:p text:style-name="Standard"><text:s/>4 (Arduino A1 = D15) </text:p>
      <text:p text:style-name="Standard"><text:s/>5 (Arduino A2 = D16) </text:p>
      <text:p text:style-name="Standard"/>
      <text:p text:style-name="Standard">The action happens after d seconds (default 0s).</text:p>
      <text:p text:style-name="Standard"/>
      <text:p text:style-name="Standard"/>
      <text:p text:style-name="P2">C2 </text:p>
      <text:p text:style-name="Standard"/>
      <text:p text:style-name="Standard">Return my temperature. <text:s/>When wireless requested this gives an integer in 0.1 degrees Celsius. <text:s/>From the serial interface it just gives degrees Celsius. </text:p>
      <text:p text:style-name="Standard"/>
      <text:p text:style-name="Standard"/>
      <text:p text:style-name="P2">C3 An Ssome command </text:p>
      <text:p text:style-name="Standard"/>
      <text:p text:style-name="Standard">Send "some command" to device n </text:p>
      <text:p text:style-name="Standard"/>
      <text:p text:style-name="Standard"/>
      <text:p text:style-name="P2">C4 </text:p>
      <text:p text:style-name="Standard"/>
      <text:p text:style-name="Standard">Print/send firmware version number and my address.</text:p>
      <text:p text:style-name="Standard"/>
      <text:p text:style-name="Standard"/>
      <text:p text:style-name="Standard"><text:span text:style-name="T1">C5 Pn Hv</text:span> </text:p>
      <text:p text:style-name="Standard"/>
      <text:p text:style-name="Standard">Low level set Arduino pin n to value v. <text:s/>NB this also sets pin n to output mode. </text:p>
      <text:p text:style-name="Standard"/>
      <text:p text:style-name="Standard"/>
      <text:p text:style-name="P2">C6 r0.7 g0.2 b0.1 </text:p>
      <text:p text:style-name="Standard"/>
      <text:p text:style-name="Standard">Sets the LEDs to the rgb values specified in the range [0, 1]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Bowyer</meta:initial-creator>
    <meta:creation-date>2014-08-24T11:11:46</meta:creation-date>
    <dc:date>2014-08-24T22:09:01</dc:date>
    <dc:creator>Adrian Bowyer</dc:creator>
    <meta:editing-duration>PT41S</meta:editing-duration>
    <meta:editing-cycles>3</meta:editing-cycles>
    <meta:generator>LibreOffice/3.5$Linux_X86_64 LibreOffice_project/350m1$Build-2</meta:generator>
    <meta:printed-by>Adrian Bowyer</meta:printed-by>
    <meta:print-date>2014-08-24T22:04:37</meta:print-date>
    <meta:document-statistic meta:table-count="0" meta:image-count="0" meta:object-count="0" meta:page-count="1" meta:paragraph-count="23" meta:word-count="158" meta:character-count="813" meta:non-whitespace-character-count="647"/>
  </office:meta>
</office:document-meta>
</file>